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0dc8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00000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 Description du problème que l'on souhaite traiter</text:span><text:line-break/><text:line-break/>  • Décrire le problème physique ou pratique brièvement.<text:line-break/>  • Donner les équations.<text:line-break/>  • Expliquer ce que l'on souhaite calculer ou réaliser, donner un<text:line-break/>    exemple.<text:line-break/>  • Décrire brièvement le schéma de discrétisation qui sera utilisé.<text:line-break/><text:line-break/><text:line-break/><text:span text:style-name="T4">2 Programme à réaliser</text:span></text:p>
      <text:p text:style-name="P1"/>
      <text:p text:style-name="P1"><text:span text:style-name="T3">2.1 Entrées et sorties souhaitées</text:span><text:line-break/>  • Quels sont les données qui seront nécessaires à l'exécution du<text:line-break/>    programme ?<text:line-break/>  • Quels sont les données qui seront récupérées à la fin du programme<text:line-break/>    pour une exploitation scientifique ou technique ?</text:p>
      <text:p text:style-name="P1"><text:line-break/><text:span text:style-name="T3">2.2 Description des algorithmes</text:span><text:line-break/>  • Décrire sous forme algorithmiques les différentes étapes du<text:line-break/>    déroulement du programme.<text:line-break/>  • Et toute information indispensable à la compréhension des<text:line-break/>    algorithmes implémentés.<text:line-break/><text:line-break/><text:span text:style-name="T3">2.3 Principe de l'implémentation</text:span><text:line-break/>  • Lister les modules et leurs membres (méthodes, paramètres, etc).<text:line-break/>  • Lister les type de données qui seront utilisés (tableaux,<text:line-break/>    dictionnaires, autres).<text:line-break/>  • Tout autre élément indispensable à la compréhension du programme…<text:line-break/><text:line-break/><text:span text:style-name="T3">2.4 Expliquer et décrire ce qui a été effectivement réalisé</text:span><text:line-break/>  • Lister les modules, fonctions, etc effectivements programmées.<text:line-break/>  • Dire quelles ont été les difficultés rencontrées.<text:line-break/>  • Montrer un exemple de réalisation pratique si possible.<text:line-break/><text:line-break/>2.5 Comment faire pour aller plus loin dans la programmation ?<text:line-break/><text:line-break/><text:line-break/><text:span text:style-name="T5">3 Organisation du travail</text:span><text:line-break/><text:line-break/><text:span text:style-name="T3">3.1 Organisation collective</text:span><text:line-break/>  • Comment s'organisent les contributions individuelles en un tout<text:line-break/>    collectif ?<text:line-break/><text:line-break/><text:span text:style-name="T3">3.2 Réunions de travail, pdt les TP ou en dehors</text:span><text:line-break/>date  travail réalisé (1 ou 2 items)  durée  nombre de participants <text:line-break/><text:line-break/><text:span text:style-name="T3">3.3 Outils de travail</text:span><text:line-break/>  • Éditeur et interpéteur, ou environnement de travail utilisé ?<text:line-break/>  • Partage des fichiers ? Échanges par email ?<text:line-break/>  • Gestion automatique de l'avancement, des versions ?<text:line-break/>  • Autres éléments notables ?<text:line-break/><text:soft-page-break/><text:line-break/><text:span text:style-name="T3">3.4 Difficultés rencontrées</text:span><text:line-break/>  • D'ordre relationnel dans le groupe.<text:line-break/>  • D'organisation pratique.<text:line-break/>  • Liées à l'utilisation d'ordinateurs.<text:line-break/>  • Autres difficultés.<text:line-break/><text:line-break/><text:span text:style-name="T3">3.5 Pistes d'amélioration</text:span><text:line-break/>  • Quelles erreurs avez vous commises ?<text:line-break/>  • Comment auraient-elles pu être évitées ?<text:line-break/><text:line-break/><text:span text:style-name="T1"><text:line-break/></text:span><text:span text:style-name="T4">4 Qu'avez-vous retiré du proj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0:14:57.216491419</meta:creation-date>
    <dc:date>2016-11-22T10:22:11.254241634</dc:date>
    <meta:editing-duration>PT7M16S</meta:editing-duration>
    <meta:editing-cycles>1</meta:editing-cycles>
    <meta:document-statistic meta:table-count="0" meta:image-count="0" meta:object-count="0" meta:page-count="2" meta:paragraph-count="3" meta:word-count="310" meta:character-count="2130" meta:non-whitespace-character-count="1725"/>
    <meta:generator>LibreOffice/5.2.2.2.0$Linux_X86_64 LibreOffice_project/20m0$Build-2</meta:generator>
  </office:meta>
</office:document-meta>
</file>